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2ad65a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2ad65a"/>
    </style:style>
    <style:style style:name="P4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5" style:family="paragraph" style:parent-style-name="Heading">
      <style:paragraph-properties fo:text-align="center" style:justify-single-word="false"/>
      <style:text-properties fo:background-color="transparent"/>
    </style:style>
    <style:style style:name="P6" style:family="paragraph" style:parent-style-name="Text_20_body">
      <style:paragraph-properties fo:text-align="start" style:justify-single-word="false"/>
      <style:text-properties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2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3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Table_20_Contents">
      <style:text-properties officeooo:rsid="001d9b1c" officeooo:paragraph-rsid="001d9b1c" fo:background-color="transparent"/>
    </style:style>
    <style:style style:name="P16" style:family="paragraph" style:parent-style-name="Table_20_Contents">
      <style:text-properties officeooo:rsid="001a5680" officeooo:paragraph-rsid="001a568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text-properties officeooo:rsid="002693ee" officeooo:paragraph-rsid="002693ee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officeooo:rsid="002ad65a" style:font-size-asian="10pt" style:font-name-complex="Arial" style:font-size-complex="10pt"/>
    </style:style>
    <style:style style:name="T7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1a5680" fo:background-color="transparent" loext:char-shading-value="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9a834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6111"/>
    </style:style>
    <style:style style:name="T19" style:family="text">
      <style:text-properties officeooo:rsid="00240879"/>
    </style:style>
    <style:style style:name="T20" style:family="text">
      <style:text-properties officeooo:rsid="002693ee"/>
    </style:style>
    <style:style style:name="T21" style:family="text">
      <style:text-properties officeooo:rsid="0026e5cd"/>
    </style:style>
    <style:style style:name="T22" style:family="text">
      <style:text-properties officeooo:rsid="00274854"/>
    </style:style>
    <style:style style:name="T23" style:family="text">
      <style:text-properties officeooo:rsid="002815fe"/>
    </style:style>
    <style:style style:name="T24" style:family="text">
      <style:text-properties officeooo:rsid="002ad65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5">sp. zn. </text:span>#4556</text:p>
      <text:p text:style-name="P4"><text:s/></text:p>
      <text:p text:style-name="P5">Zadávací list </text:p>
      <text:p text:style-name="P6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4"><text:span text:style-name="T10">Zadavatel</text:span><text:span text:style-name="T13">:</text:span></text:p>
          </table:table-cell>
          <table:table-cell table:style-name="Tabulka1.A1" office:value-type="string">
            <text:p text:style-name="P17"><text:span text:style-name="T10">Česká pirátská strana, </text:span>organizační složka: <text:span text:style-name="T17">Personální odbor</text:span></text:p>
            <text:p text:style-name="P17">z<text:span text:style-name="T16">a</text:span>st<text:span text:style-name="T16">o</text:span>up<text:span text:style-name="T16">ena</text:span>: <text:span text:style-name="T23">Bc Jan Novák</text:span>, <text:tab/>e-mail: <text:span text:style-name="T23">jan.novak@pirati.cz</text:span></text:p>
            <text:p text:style-name="P17">kontakt: <text:span text:style-name="T18">Barbora Hradečná <text:s text:c="5"/></text:span>e-mail: <text:span text:style-name="T18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Dodavatel</text:span><text:span text:style-name="T13">:</text:span></text:p>
          </table:table-cell>
          <table:table-cell table:style-name="Tabulka1.A1" office:value-type="string">
            <text:p text:style-name="Table_20_Contents"><text:span text:style-name="T16">Jméno</text:span>: <text:span text:style-name="Strong_20_Emphasis"><text:span text:style-name="T13">Mgr. Michal Vít</text:span></text:span><text:span text:style-name="T13"> <text:s text:c="3"/>IČO: 02635950</text:span></text:p>
            <text:p text:style-name="Table_20_Contents"><text:span text:style-name="T13">Sídlo: </text:span><text:span text:style-name="Strong_20_Emphasis"><text:span text:style-name="T13">Měřičkova 42, 62100 Brno</text:span>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1">Zadan</text:span><text:span text:style-name="T12">é</text:span><text:span text:style-name="T11"> úkol</text:span><text:span text:style-name="T12">y</text:span><text:span text:style-name="T14">:</text:span></text:p>
          </table:table-cell>
          <table:table-cell table:style-name="Tabulka1.A1" office:value-type="string">
            <text:p text:style-name="P19">Krajský koordinátor dobrovolníků pro <text:span text:style-name="T19">Karlovarský kraj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3">Časová náročnost<text:span text:style-name="T13">:</text:span></text:p>
          </table:table-cell>
          <table:table-cell table:style-name="Tabulka1.A1" office:value-type="string">
            <text:p text:style-name="Table_20_Contents">Odhad: <text:span text:style-name="T17">20</text:span>h <text:span text:style-name="T17">týdně </text:span>(slovy: <text:span text:style-name="T17">dvacet</text:span>hodin)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Smluvní typ</text:span>:</text:p>
          </table:table-cell>
          <table:table-cell table:style-name="Tabulka1.A1" office:value-type="string">
            <text:p text:style-name="P20">Příkazní smlouv<text:span text:style-name="T22">a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Místo plnění</text:span>:</text:p>
          </table:table-cell>
          <table:table-cell table:style-name="Tabulka1.A1" office:value-type="string">
            <text:p text:style-name="P15">Česká republika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Odměna</text:span>:</text:p>
          </table:table-cell>
          <table:table-cell table:style-name="Tabulka1.A1" office:value-type="string">
            <text:p text:style-name="Table_20_Contents"><text:span text:style-name="T17"><text:s/>9 000 – 14000 </text:span>Kč (slovy: <text:span text:style-name="T17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Termín provedení</text:span>:</text:p>
          </table:table-cell>
          <table:table-cell table:style-name="Tabulka1.A1" office:value-type="string">
            <text:p text:style-name="P16"><text:s/><text:span text:style-name="T21">Od 02-01-2017, </text:span>na dobu neurčitou</text:p>
          </table:table-cell>
        </table:table-row>
      </table:table>
      <text:p text:style-name="P11"><text:span text:style-name="T1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4">https://www.pirati.cz/rules/ppu</text:span></text:span></text:a><text:span text:style-name="T14">&gt;, s nimiž se smluvní strany seznámily a zavazují se je dodržovat. Na důkaz seznámení se s podmínkami a uzavření smlouvy připojují smluvní strany své podpisy:</text:span></text:p>
      <text:p text:style-name="P7">V <text:span text:style-name="T17">Praze</text:span> dne <text:span text:style-name="T23">02-01-2017</text:span></text:p>
      <text:p text:style-name="P9">Za zadavatele: <text:tab/><text:tab/><text:tab/>Za dodavatele: </text:p>
      <text:p text:style-name="P10"><text:span text:style-name="T20">Bc. Jan Novak</text:span><text:tab/><text:tab/><text:tab/><text:span text:style-name="T24">Mgr. Michal Vít</text:span></text:p>
      <text:p text:style-name="P10"/>
      <text:p text:style-name="P10"/>
      <text:p text:style-name="P9">….................<text:tab/><text:tab/><text:tab/>….................</text:p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2ad65a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2ad65a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8" style:family="text">
      <style:text-properties style:font-name="Liberation Sans1" fo:font-size="10pt" fo:language="cs" fo:country="CZ" officeooo:rsid="002ad65a" style:font-size-asian="10pt" style:font-name-complex="Arial" style:font-size-complex="10pt"/>
    </style:style>
    <style:style style:name="MT9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63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60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</text:span><text:span text:style-name="MT8">778 702 713</text:span><text:span text:style-name="MT3"> • </text:span><text:span text:style-name="MT7">Web</text:span><text:span text:style-name="MT3"> </text:span><text:a xlink:type="simple" xlink:href="http://www.pirati.cz/" text:style-name="Internet_20_link" text:visited-style-name="Visited_20_Internet_20_Link"><text:span text:style-name="MT9">http://www.pirati.cz</text:span></text:a><text:span text:style-name="MT3"> • E-mail </text:span><text:a xlink:type="simple" xlink:href="mailto:info@pirati.cz" text:style-name="Internet_20_link" text:visited-style-name="Visited_20_Internet_20_Link"><text:span text:style-name="MT9">info@pirati.cz</text:span></text:a><text:span text:style-name="MT3">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1-02T14:04:52.031510212</dc:date>
    <meta:editing-cycles>111</meta:editing-cycles>
    <meta:editing-duration>P24DT13H12M41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472" meta:image-count="1" meta:non-whitespace-character-count="1277" meta:object-count="0" meta:page-count="1" meta:paragraph-count="34" meta:table-count="1" meta:word-count="202"/>
    <meta:user-defined meta:name="Informace 1"/>
    <meta:user-defined meta:name="Informace 2"/>
    <meta:user-defined meta:name="Informace 3"/>
    <meta:user-defined meta:name="Informace 4"/>
  </office:meta>
</office:document-meta>
</file>